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35F00000091DD075E47.png" manifest:media-type="image/png"/>
  <manifest:file-entry manifest:full-path="Pictures/1000020100000152000000A8C8FC052A.png" manifest:media-type="image/png"/>
  <manifest:file-entry manifest:full-path="Pictures/10000201000000540000004CDC28F31D.png" manifest:media-type="image/png"/>
  <manifest:file-entry manifest:full-path="Pictures/1000020100000152000000A8ED8E3E4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line draw:style-name="gr1" draw:text-style-name="P1" draw:layer="layout" svg:x1="2.5cm" svg:y1="3.618cm" svg:x2="11.327cm" svg:y2="3.618cm">
          <text:p/>
        </draw:line>
        <draw:custom-shape draw:style-name="gr2" draw:text-style-name="P1" draw:layer="layout" svg:width="0.588cm" svg:height="0.59cm" svg:x="3.677cm" svg:y="3.3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88cm" svg:height="0.59cm" svg:x="8.974cm" svg:y="3.3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3.971cm" svg:y1="3.03cm" svg:x2="3.971cm" svg:y2="4.28cm">
          <text:p/>
        </draw:line>
        <draw:line draw:style-name="gr3" draw:text-style-name="P1" draw:layer="layout" svg:x1="9.267cm" svg:y1="3.03cm" svg:x2="9.267cm" svg:y2="4.28cm">
          <text:p/>
        </draw:line>
        <draw:frame draw:style-name="gr4" draw:text-style-name="P1" draw:layer="layout" svg:width="1.752cm" svg:height="0.872cm" svg:x="3.529cm" svg:y="2cm">
          <draw:image xlink:href="Pictures/1000020100000152000000A8ED8E3E48.png" xlink:type="simple" xlink:show="embed" xlink:actuate="onLoad">
            <text:p/>
          </draw:image>
        </draw:frame>
        <draw:frame draw:style-name="gr4" draw:text-style-name="P1" draw:layer="layout" svg:width="1.617cm" svg:height="0.803cm" svg:x="8.532cm" svg:y="2.006cm">
          <draw:image xlink:href="Pictures/1000020100000152000000A8C8FC052A.png" xlink:type="simple" xlink:show="embed" xlink:actuate="onLoad">
            <text:p/>
          </draw:image>
        </draw:frame>
        <draw:frame draw:style-name="gr4" draw:text-style-name="P1" draw:layer="layout" svg:width="0.604cm" svg:height="0.549cm" svg:x="11.401cm" svg:y="3.323cm">
          <draw:image xlink:href="Pictures/10000201000000540000004CDC28F31D.png" xlink:type="simple" xlink:show="embed" xlink:actuate="onLoad">
            <text:p/>
          </draw:image>
        </draw:frame>
        <draw:line draw:style-name="gr1" draw:text-style-name="P1" draw:layer="layout" svg:x1="3.971cm" svg:y1="4.207cm" svg:x2="9.267cm" svg:y2="4.207cm">
          <text:p/>
        </draw:line>
        <draw:frame draw:style-name="gr4" draw:text-style-name="P1" draw:layer="layout" svg:width="4.384cm" svg:height="0.736cm" svg:x="4.413cm" svg:y="4.427cm">
          <draw:image xlink:href="Pictures/100002010000035F00000091DD075E4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none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23T19:06:01.913000000</meta:creation-date>
    <dc:date>2014-03-23T19:13:35.435000000</dc:date>
    <meta:editing-duration>PT4M59S</meta:editing-duration>
    <meta:editing-cycles>5</meta:editing-cycles>
    <meta:generator>LibreOffice/4.2.2.1$Windows_x86 LibreOffice_project/3be8cda0bddd8e430d8cda1ebfd581265cca5a0f</meta:generator>
    <meta:document-statistic meta:object-count="10"/>
  </office:meta>
</office:document-meta>
</file>